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SortedTermVectorMapper.setExpectations( String field , int numTerms , boolean storeOffsets , boolean store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SortedTermVectorMapper.FieldSortedTermVectorMapper(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TermVectorMapper.map( String term , int frequency , TermVectorOffsetInfo [ ] offsets , int [ ] po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ortedTermVectorMapper.FieldSortedTermVectorMapper( boolean ignoringPositions , boolean ignoringOffsets , Comparator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SortedTermVectorMapper.get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SortedTermVectorMapper.getFieldToTer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